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NormalWeb" style:family="paragraph">
      <style:paragraph-properties fo:margin-bottom="0in" fo:line-height="100%"/>
      <style:text-properties fo:language="en" fo:country="US"/>
    </style:style>
    <style:style style:name="P20" style:parent-style-name="NormalWeb" style:family="paragraph">
      <style:paragraph-properties fo:margin-bottom="0in" fo:line-height="100%"/>
      <style:text-properties fo:language="en" fo:country="US"/>
    </style:style>
    <style:style style:name="P21" style:parent-style-name="NormalWeb" style:family="paragraph">
      <style:paragraph-properties fo:margin-bottom="0in" fo:line-height="100%"/>
    </style:style>
    <style:style style:name="T2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3" style:parent-style-name="NormalWeb" style:family="paragraph">
      <style:paragraph-properties fo:margin-bottom="0in" fo:line-height="100%"/>
      <style:text-properties fo:language="en" fo:country="US"/>
    </style:style>
    <style:style style:name="P24" style:parent-style-name="NormalWeb" style:family="paragraph">
      <style:paragraph-properties fo:margin-bottom="0in" fo:line-height="100%"/>
      <style:text-properties fo:language="en" fo:country="US"/>
    </style:style>
    <style:style style:name="P25" style:parent-style-name="NormalWeb" style:family="paragraph">
      <style:paragraph-properties fo:margin-bottom="0in" fo:line-height="100%"/>
    </style:style>
    <style:style style:name="T26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7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28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9" style:parent-style-name="NormalWeb" style:family="paragraph">
      <style:paragraph-properties fo:margin-bottom="0in" fo:line-height="100%"/>
      <style:text-properties fo:language="en" fo:country="US"/>
    </style:style>
    <style:style style:name="P30" style:parent-style-name="NormalWeb" style:family="paragraph">
      <style:paragraph-properties fo:margin-bottom="0in" fo:line-height="100%"/>
      <style:text-properties fo:language="en" fo:country="US"/>
    </style:style>
    <style:style style:name="P31" style:parent-style-name="NormalWeb" style:family="paragraph">
      <style:paragraph-properties fo:margin-bottom="0in" fo:line-height="100%"/>
    </style:style>
    <style:style style:name="T3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33" style:parent-style-name="NormalWeb" style:family="paragraph">
      <style:paragraph-properties fo:margin-bottom="0in" fo:line-height="100%"/>
      <style:text-properties fo:language="en" fo:country="US"/>
    </style:style>
    <style:style style:name="P34" style:parent-style-name="NormalWeb" style:family="paragraph">
      <style:paragraph-properties fo:margin-bottom="0in" fo:line-height="100%"/>
      <style:text-properties fo:language="en" fo:country="US"/>
    </style:style>
    <style:style style:name="P35" style:parent-style-name="NormalWeb" style:family="paragraph">
      <style:paragraph-properties fo:margin-bottom="0in" fo:line-height="100%"/>
    </style:style>
    <style:style style:name="T36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7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38" style:parent-style-name="NormalWeb" style:family="paragraph">
      <style:paragraph-properties fo:margin-bottom="0in" fo:line-height="100%"/>
    </style:style>
    <style:style style:name="T3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0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1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42" style:parent-style-name="NormalWeb" style:family="paragraph">
      <style:paragraph-properties fo:margin-bottom="0in" fo:line-height="100%"/>
    </style:style>
    <style:style style:name="T43" style:parent-style-name="Tipodeletrapredefinidodoparágrafo" style:family="text">
      <style:text-properties fo:font-size="14pt" style:font-size-asian="14pt" style:font-size-complex="14pt" fo:language="en" fo:country="US"/>
    </style:style>
    <style:style style:name="P44" style:parent-style-name="NormalWeb" style:family="paragraph">
      <style:paragraph-properties fo:margin-bottom="0in" fo:line-height="100%"/>
      <style:text-properties fo:language="en" fo:country="US"/>
    </style:style>
    <style:style style:name="P45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46" style:parent-style-name="NormalWeb" style:family="paragraph">
      <style:paragraph-properties fo:margin-bottom="0in" fo:line-height="100%"/>
    </style:style>
    <style:style style:name="T47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8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50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51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52" style:parent-style-name="NormalWeb" style:family="paragraph">
      <style:paragraph-properties fo:margin-bottom="0in" fo:line-height="100%"/>
    </style:style>
    <style:style style:name="T53" style:parent-style-name="Tipodeletrapredefinidodoparágrafo" style:family="text">
      <style:text-properties fo:font-size="14pt" style:font-size-asian="14pt" style:font-size-complex="14pt" fo:language="en" fo:country="US"/>
    </style:style>
    <style:style style:name="P5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family="graphic" style:name="a0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id="id0" draw:style-name="a0" draw:name="Grupo 23"><svg:title/><svg:desc/><draw:enhanced-geometry draw:type="non-primitive" svg:viewBox="0 0 5524500 0" draw:enhanced-path="M 0 0 L 55245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4500"/><draw:equation draw:name="f7" draw:formula="?f4 / 0"/><draw:equation draw:name="f8" draw:formula="0 / ?f6"/><draw:equation draw:name="f9" draw:formula="0 / ?f7"/><draw:equation draw:name="f10" draw:formula="5524500 / ?f6"/><draw:equation draw:name="f11" draw:formula="1 / ?f7"/></draw:enhanced-geometry></draw:custom-shape></text:span></text:p>
      <text:p text:style-name="P13"/>
      <text:p text:style-name="P14">EXECUTIVE SUMMARY<text:s/></text:p>
      <text:p text:style-name="P15"/>
      <text:p text:style-name="P16"> </text:p>
      <text:p text:style-name="P17"><text:span text:style-name="T18">{d.Title}</text:span></text:p>
      <text:p text:style-name="P19">{d.Background}</text:p>
      <text:p text:style-name="P20"/>
      <text:p text:style-name="P21"><text:span text:style-name="T22">Audit Application Notes:</text:span></text:p>
      <text:p text:style-name="P23">{d.Scope}</text:p>
      <text:p text:style-name="P24"/>
      <text:p text:style-name="P25"><text:span text:style-name="T26">Audit<text:s/></text:span><text:span text:style-name="T27">Scope</text:span><text:span text:style-name="T28">:</text:span></text:p>
      <text:p text:style-name="P29">{d.<text:s/>AuditScope}</text:p>
      <text:p text:style-name="P30"/>
      <text:p text:style-name="P31"><text:span text:style-name="T32">Audit Approach:</text:span></text:p>
      <text:p text:style-name="P33">{d. AuditApproach}</text:p>
      <text:p text:style-name="P34"/>
      <text:p text:style-name="P35"><text:span text:style-name="T36">Findings:</text:span></text:p>
      <text:p text:style-name="P37">#{d.Findings[i].Number}</text:p>
      <text:p text:style-name="P38"><text:span text:style-name="T39">{d.Findings[i].N</text:span><text:span text:style-name="T40">ame</text:span><text:span text:style-name="T41">}</text:span></text:p>
      <text:p text:style-name="P42"><text:span text:style-name="T43">{d.Findings[i].Description}</text:span></text:p>
      <text:p text:style-name="P44"/>
      <text:soft-page-break/>
      <text:p text:style-name="P45">#{d.Findings[i+1].Number}</text:p>
      <text:p text:style-name="P46"><text:span text:style-name="T47">{d.Findings[i</text:span><text:span text:style-name="T48">+1</text:span><text:span text:style-name="T49">].N</text:span><text:span text:style-name="T50">ame</text:span><text:span text:style-name="T51">}</text:span></text:p>
      <text:p text:style-name="P52"><text:span text:style-name="T53">{d.Findings[i+1].Description}</text:span></text:p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Cardoso</meta:initial-creator>
    <dc:creator>Joao Cardoso</dc:creator>
    <meta:creation-date>2023-05-10T12:13:00Z</meta:creation-date>
    <dc:date>2023-05-10T12:13:00Z</dc:date>
    <meta:template xlink:href="Normal.dotm" xlink:type="simple"/>
    <meta:editing-cycles>2</meta:editing-cycles>
    <meta:editing-duration>PT60S</meta:editing-duration>
    <meta:document-statistic meta:page-count="2" meta:paragraph-count="1" meta:word-count="55" meta:character-count="354" meta:row-count="2" meta:non-whitespace-character-count="300"/>
  </office:meta>
</office:document-meta>
</file>